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9573" officeooo:paragraph-rsid="000a9573"/>
    </style:style>
    <style:style style:name="P2" style:family="paragraph" style:parent-style-name="Standard" style:list-style-name="L1">
      <style:text-properties officeooo:rsid="000c0345" officeooo:paragraph-rsid="000c0345"/>
    </style:style>
    <style:style style:name="P3" style:family="paragraph" style:parent-style-name="Standard" style:list-style-name="L1">
      <style:text-properties officeooo:rsid="000da0f5" officeooo:paragraph-rsid="000da0f5"/>
    </style:style>
    <style:style style:name="P4" style:family="paragraph" style:parent-style-name="Standard" style:list-style-name="L1">
      <style:text-properties officeooo:rsid="000e81e8" officeooo:paragraph-rsid="000e81e8"/>
    </style:style>
    <style:style style:name="P5" style:family="paragraph" style:parent-style-name="Standard" style:list-style-name="L1">
      <style:text-properties officeooo:rsid="000fe3b5" officeooo:paragraph-rsid="000fe3b5"/>
    </style:style>
    <style:style style:name="P6" style:family="paragraph" style:parent-style-name="Standard" style:list-style-name="L1">
      <style:text-properties officeooo:rsid="000fe66a" officeooo:paragraph-rsid="000fe66a"/>
    </style:style>
    <style:style style:name="P7" style:family="paragraph" style:parent-style-name="Standard" style:list-style-name="L1">
      <style:text-properties officeooo:rsid="001101a2" officeooo:paragraph-rsid="001101a2"/>
    </style:style>
    <style:style style:name="P8" style:family="paragraph" style:parent-style-name="Standard" style:list-style-name="L1">
      <style:text-properties officeooo:rsid="00113666" officeooo:paragraph-rsid="00113666"/>
    </style:style>
    <style:style style:name="P9" style:family="paragraph" style:parent-style-name="Standard" style:list-style-name="L1">
      <style:text-properties officeooo:rsid="001242c5" officeooo:paragraph-rsid="001242c5"/>
    </style:style>
    <style:style style:name="P10" style:family="paragraph" style:parent-style-name="Standard" style:list-style-name="L1">
      <style:text-properties officeooo:rsid="0013d8e8" officeooo:paragraph-rsid="0013d8e8"/>
    </style:style>
    <style:style style:name="P11" style:family="paragraph" style:parent-style-name="Standard" style:list-style-name="L1">
      <style:text-properties officeooo:rsid="00159f52" officeooo:paragraph-rsid="00159f52"/>
    </style:style>
    <style:style style:name="T1" style:family="text">
      <style:text-properties officeooo:rsid="000c0345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3d8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0690794428213607" text:style-name="L1">
        <text:list-item>
          <text:p text:style-name="P1">Introduction</text:p>
          <text:list>
            <text:list-item>
              <text:p text:style-name="P2">Title</text:p>
              <text:list>
                <text:list-item>
                  <text:p text:style-name="P3">Application of Linear Algebra to Computer Graphics</text:p>
                </text:list-item>
              </text:list>
            </text:list-item>
            <text:list-item>
              <text:p text:style-name="P4">Definitions</text:p>
              <text:list>
                <text:list-item>
                  <text:p text:style-name="P4">vertex – vector in R<text:span text:style-name="T2">3</text:span></text:p>
                </text:list-item>
                <text:list-item>
                  <text:p text:style-name="P5"><text:span text:style-name="T3">face – collection of 3 or more coplanar <text:s/>vertices bounding a polygon</text:span></text:p>
                </text:list-item>
                <text:list-item>
                  <text:p text:style-name="P6"><text:span text:style-name="T3">model – a collection of faces</text:span></text:p>
                </text:list-item>
                <text:list-item>
                  <text:p text:style-name="P6"><text:span text:style-name="T3">array – a list</text:span></text:p>
                </text:list-item>
              </text:list>
            </text:list-item>
            <text:list-item>
              <text:p text:style-name="P10"><text:span text:style-name="T3">Introduction statement</text:span></text:p>
              <text:list>
                <text:list-item>
                  <text:p text:style-name="P11"><text:span text:style-name="T3">Without linear algebra, there would be no computer graphics.</text:span></text:p>
                </text:list-item>
              </text:list>
            </text:list-item>
            <text:list-item>
              <text:p text:style-name="P1">Thesis <text:span text:style-name="T1">statement</text:span></text:p>
              <text:list>
                <text:list-item>
                  <text:p text:style-name="P4">thesis points</text:p>
                  <text:list>
                    <text:list-item>
                      <text:p text:style-name="P6">computer graphics utilize linear algebra in nearly every aspect of how it works</text:p>
                    </text:list-item>
                    <text:list-item>
                      <text:p text:style-name="P7">color</text:p>
                    </text:list-item>
                    <text:list-item>
                      <text:p text:style-name="P7">vertices</text:p>
                    </text:list-item>
                    <text:list-item>
                      <text:p text:style-name="P7">motion</text:p>
                    </text:list-item>
                    <text:list-item>
                      <text:p text:style-name="P8">procedural generation</text:p>
                    </text:list-item>
                  </text:list>
                </text:list-item>
                <text:list-item>
                  <text:p text:style-name="P9">thesis statement</text:p>
                  <text:list>
                    <text:list-item>
                      <text:p text:style-name="P9">From color to defining models and their motion, to procedurally generating graphics, computer graphics utilize linear algebra in nearly every aspect of how it works.</text:p>
                    </text:list-item>
                  </text:list>
                </text:list-item>
              </text:list>
            </text:list-item>
            <text:list-item>
              <text:p text:style-name="P2">Expand on thesis</text:p>
            </text:list-item>
          </text:list>
        </text:list-item>
        <text:list-item>
          <text:p text:style-name="P1">Body</text:p>
          <text:list>
            <text:list-item>
              <text:p text:style-name="P1">Thesis points</text:p>
            </text:list-item>
          </text:list>
        </text:list-item>
        <text:list-item>
          <text:p text:style-name="P1">Conclusion</text:p>
          <text:list>
            <text:list-item>
              <text:p text:style-name="P1">Thesi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on Howard</meta:initial-creator>
    <meta:creation-date>2014-03-23T09:25:18.697362891</meta:creation-date>
    <meta:generator>LibreOffice/4.2.2.1$Linux_X86_64 LibreOffice_project/f2f45ee3880ac00d95d5e0d6d6ed11db4bb046db</meta:generator>
    <dc:date>2014-03-23T10:41:12.763026157</dc:date>
    <dc:creator>Mason Howard</dc:creator>
    <meta:editing-duration>PT1H13M44S</meta:editing-duration>
    <meta:editing-cycles>10</meta:editing-cycles>
    <meta:document-statistic meta:table-count="0" meta:image-count="0" meta:object-count="0" meta:page-count="1" meta:paragraph-count="24" meta:word-count="125" meta:character-count="718" meta:non-whitespace-character-count="636"/>
  </office:meta>
</office:document-meta>
</file>